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7102in"/>
    </style:style>
    <style:style style:name="co2" style:family="table-column">
      <style:table-column-properties fo:break-before="auto" style:column-width="2.8228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0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keyexp_test-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SwapBitsF_kexprocIII9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IF([.B1:.C1600];&quot;_mxKeySwapBitsF_kexprocIII9&quot;;[.C1:.C160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5_kexproc1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IF([.B$1:.C1601];[.B2];[.C2:.C160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3_kexprocIII4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IF([.B$1:.C1602];[.B3];[.C3:.C160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0_kexprocIII16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IF([.B$1:.C$1600];[.B4];[.C$1:.C$160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C2_changeDuplicatesC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C2_mxKeySwapBitsF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C2_mxKeyAlg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C2_kexproc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C2_kexproc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C2_kexproc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C2_kexproc1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C2_kexproc1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C2_kexproc1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C2_kexprocIII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C2_kexprocIII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C2_kexprocIII1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C2_kexprocIII1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C2_kexprocIII19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C2_changeDuplicatesC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_mxKeySwapBitsF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_kexproc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_kexproc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_kexproc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_kexproc1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_kexproc1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_kexprocIII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_kexprocIII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_kexprocIII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_kexprocIII9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_kexprocIII1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_kexprocIII1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_kexprocIII1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_kexprocIII19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SwapBitsF_kexproc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SwapBitsF_kexproc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SwapBitsF_kexproc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SwapBitsF_kexproc9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SwapBitsF_kexproc1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SwapBitsF_kexproc1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SwapBitsF_kexproc1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SwapBitsF_kexprocIII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SwapBitsF_kexprocIII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SwapBitsF_kexprocIII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SwapBitsF_kexprocIII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SwapBitsF_kexprocIII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SwapBitsF_kexprocIII1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SwapBitsF_kexprocIII1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SwapBitsF_kexprocIII1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SwapBitsF_kexprocIII1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SwapBitsF_kexprocIII19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SwapBitsF_changeDuplicatesC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2_mxKeySwapBitsF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2_mxKeyRotEnc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2_kexproc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2_kexproc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2_kexproc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2_kexproc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2_kexproc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2_kexproc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2_kexproc1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6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2_kexprocIII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6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2_kexprocIII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6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2_kexprocIII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6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2_kexprocIII1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6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2_kexprocIII1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6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2_kexprocIII1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6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2_kexprocIII1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6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2_kexprocIII1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6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2_kexprocIII1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6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2_kexprocIII19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7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2_changeDuplicatesC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7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1_changeDuplicates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7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1_mxKeyAlg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7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1_mxKeyAlg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7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1_mxKeyRotEnc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7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1_kexproc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7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1_kexproc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7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1_kexproc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7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1_kexproc9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7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1_kexproc1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8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1_kexproc1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8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1_kexproc1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8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1_kexprocIII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8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1_kexprocIII1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8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1_kexprocIII1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8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1_kexprocIII19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8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1_kexprocIII2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8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RotEnc_kexproc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8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RotEnc_kexproc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8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RotEnc_kexproc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9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RotEnc_kexproc9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9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RotEnc_kexproc1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9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RotEnc_kexproc1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9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RotEnc_kexproc1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9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RotEnc_kexprocIII9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9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RotEnc_kexprocIII1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9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RotEnc_changeDuplicatesC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9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_changeDuplicates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9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_mxKeySwapBitsF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9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_mxKeyAlg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0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_mxKeyAlg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0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_kexproc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0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_kexproc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0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_kexproc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0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_kexproc9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0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_kexproc1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0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_kexproc1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0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_kexprocIII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0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_kexprocIII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0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_kexprocIII1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1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_kexprocIII1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1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_kexprocIII1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1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2_changeDuplicates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1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2_mxKeySwapBitsF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1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2_mxKeyRotEnc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1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2_kexproc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1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2_kexproc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1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2_kexproc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1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2_kexproc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1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2_kexproc9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2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2_kexproc1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2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2_kexprocIII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2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2_kexprocIII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2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2_kexprocIII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2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2_kexprocIII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2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2_kexprocIII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2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2_kexprocIII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2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2_kexprocIII1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2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2_kexprocIII1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2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2_kexprocIII1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3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2_kexprocIII1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3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2_kexprocIII1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3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2_kexprocIII1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3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2_kexprocIII1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3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2_kexprocIII1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3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2_kexprocIII19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3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3_kexproc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3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3_kexproc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3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3_kexproc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3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3_kexproc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4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3_kexproc9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4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3_kexproc1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4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3_kexprocIII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4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3_kexprocIII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4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3_kexprocIII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4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3_kexprocIII1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4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3_kexprocIII1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4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3_kexprocIII1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4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3_kexprocIII1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4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3_kexprocIII1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5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3_kexprocIII1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5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3_kexprocIII2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5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3_changeDuplicatesC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5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4_mxKeyAlg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5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4_kexproc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5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4_kexproc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5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4_kexproc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5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4_kexproc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5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4_kexproc1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5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4_kexprocIII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6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4_kexprocIII1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6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4_kexprocIII19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6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5_changeDuplicates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6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5_mxKeySwapBitsF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6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5_mxKeyAlg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6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5_mxKeyRotEnc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6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5_kexproc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6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5_kexproc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6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5_kexproc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6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5_kexproc1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7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5_kexproc1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7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5_kexprocIII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7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5_kexprocIII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7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5_kexprocIII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7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5_kexprocIII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7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5_kexprocIII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7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5_kexprocIII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7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5_kexprocIII1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7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5_kexprocIII1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7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5_changeDuplicatesC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8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6_mxKeySwapBitsF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8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6_mxKeyRotEnc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8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6_kexproc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8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6_kexproc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8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6_kexproc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8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6_kexproc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8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6_kexproc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8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6_kexproc9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8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6_kexproc1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8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6_kexproc1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9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6_kexprocIII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9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6_kexprocIII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9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6_kexprocIII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9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6_kexprocIII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9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6_kexprocIII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9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6_kexprocIII9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9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6_kexprocIII1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9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6_kexprocIII1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9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6_kexprocIII1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19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6_kexprocIII1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0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6_kexprocIII19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0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7_mxKeySwapBitsF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0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7_kexproc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0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7_kexproc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0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7_kexproc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0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7_kexproc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0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7_kexproc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0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7_kexproc9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0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7_kexproc1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0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7_kexproc1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1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7_kexprocIII1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1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7_kexprocIII1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1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7_kexprocIII1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1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7_kexprocIII1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1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7_changeDuplicatesC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1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8_mxKeyAlg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1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8_mxKeyAlg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1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8_mxKeyRotEnc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1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8_kexproc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1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8_kexproc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2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8_kexproc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2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8_kexproc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2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8_kexproc1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2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8_kexproc1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2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8_kexproc1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2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8_kexprocIII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2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8_kexprocIII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2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8_kexprocIII1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2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8_changeDuplicatesC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2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9_mxKeySwapBitsF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3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9_mxKeyAlg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3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9_kexproc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3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9_kexproc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3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9_kexproc1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3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9_kexproc1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3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9_kexproc1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3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9_kexprocIII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3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9_kexprocIII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3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9_kexprocIII1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3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9_kexprocIII1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4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9_kexprocIII1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4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9_kexprocIII1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4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9_kexprocIII19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4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0_mxKeySwapBitsF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4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0_kexproc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4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0_kexproc1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4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0_kexproc1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4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0_kexprocIII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4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0_kexprocIII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4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0_kexprocIII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5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0_kexprocIII9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5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0_kexprocIII1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5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0_kexprocIII1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5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0_kexprocIII1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5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0_kexprocIII1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5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0_kexprocIII1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5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0_kexprocIII1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5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0_kexprocIII19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5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0_changeDuplicatesC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5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1_mxKeySwapBitsF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6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1_mxKeyRotEnc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6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1_kexproc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6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1_kexproc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6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1_kexproc9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6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1_kexprocIII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6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1_kexprocIII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6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1_kexprocIII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6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1_kexprocIII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6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1_kexprocIII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6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1_kexprocIII9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7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1_kexprocIII1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7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1_kexprocIII1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7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1_kexprocIII1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7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1_kexprocIII1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7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1_kexprocIII2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7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2_mxKeySwapBitsF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7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2_kexproc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7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2_kexproc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7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2_kexproc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7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2_kexproc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8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2_kexproc1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8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2_kexprocIII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8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2_kexprocIII9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8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2_kexprocIII1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8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2_kexprocIII1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8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2_kexprocIII2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8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3_mxKeyAlg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8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3_mxKeyAlg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8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3_mxKeyRotEnc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8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3_kexproc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9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3_kexproc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9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3_kexproc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9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3_kexproc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9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3_kexproc1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9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3_kexprocIII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9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3_kexprocIII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9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3_kexprocIII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9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3_kexprocIII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9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3_kexprocIII1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29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3_kexprocIII1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0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3_kexprocIII1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0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4_kexproc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0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4_kexproc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0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4_kexproc1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0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4_kexproc1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0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4_kexprocIII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0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4_kexprocIII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0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4_kexprocIII1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0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4_kexprocIII1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0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4_kexprocIII1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1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4_kexprocIII1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1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4_kexprocIII19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1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4_kexprocIII2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1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4_changeDuplicatesC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1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_changeDuplicates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1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_mxKeyAlg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1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_kexproc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1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_kexproc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1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_kexproc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1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_kexproc1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2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_kexproc1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2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_kexprocIII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2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_kexprocIII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2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_kexprocIII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2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_kexprocIII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2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_kexprocIII1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2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_kexprocIII1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2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_kexprocIII1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2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_kexprocIII1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2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_kexprocIII1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3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_kexprocIII19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3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_changeDuplicatesC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3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_mxKeySwapBitsF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3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_mxKeyAlg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3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_mxKeyAlg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3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_kexproc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3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_kexproc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3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_kexproc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3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_kexproc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3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_kexproc1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4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_kexproc1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4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_kexproc1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4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_kexproc1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4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_kexprocIII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4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_kexprocIII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4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_kexprocIII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4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_kexprocIII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4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_kexprocIII19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4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_changeDuplicatesC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4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3_mxKeySwapBitsF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5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3_kexproc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5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3_kexproc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5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3_kexproc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5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3_kexproc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5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3_kexproc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5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3_kexproc1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5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3_kexprocIII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5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3_kexprocIII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5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3_kexprocIII1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5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3_kexprocIII1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6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3_kexprocIII19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6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4_mxKeySwapBitsF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6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4_mxKeyAlg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6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4_kexproc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6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4_kexproc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6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4_kexproc1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6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4_kexprocIII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6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4_kexprocIII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6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4_kexprocIII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6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4_kexprocIII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7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4_kexprocIII9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7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4_kexprocIII1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7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4_changeDuplicatesC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7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5_changeDuplicates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7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5_kexproc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7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5_kexproc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7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5_kexproc9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7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5_kexproc1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7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5_kexproc1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7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5_kexprocIII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8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5_kexprocIII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8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5_kexprocIII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8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5_kexprocIII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8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5_kexprocIII1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8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5_kexprocIII1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8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6_mxKeyAlg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8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6_mxKeyRotEnc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8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6_kexproc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8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6_kexproc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8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6_kexproc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9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6_kexproc1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9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6_kexproc1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9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6_kexprocIII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9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6_kexprocIII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9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6_kexprocIII9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9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6_kexprocIII1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9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6_kexprocIII1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9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6_kexprocIII1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9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7_mxKeySwapBitsF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39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7_mxKeyAlg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0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7_mxKeyRotEnc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0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7_kexproc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0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7_kexproc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0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7_kexproc1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0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7_kexprocIII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0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7_kexprocIII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0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7_kexprocIII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0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7_kexprocIII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0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7_kexprocIII9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0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7_kexprocIII1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1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7_kexprocIII1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1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8_mxKeyAlg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1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8_mxKeyAlg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1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8_kexproc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1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8_kexproc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1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8_kexproc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1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8_kexproc9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1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8_kexproc1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1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8_kexprocIII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1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8_kexprocIII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2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8_kexprocIII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2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8_kexprocIII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2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8_kexprocIII1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2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8_kexprocIII1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2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8_kexprocIII1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2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8_kexprocIII2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2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8_changeDuplicatesC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2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9_changeDuplicates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2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9_kexproc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2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9_kexproc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3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9_kexproc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3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9_kexproc9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3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9_kexproc1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3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9_kexprocIII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3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9_kexprocIII9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3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9_kexprocIII1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3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9_kexprocIII1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3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9_kexprocIII1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3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9_kexprocIII1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3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0_kexproc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4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0_kexproc9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4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0_kexproc1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4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0_kexproc1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4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0_kexprocIII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4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0_kexprocIII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4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0_kexprocIII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4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0_kexprocIII9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4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0_kexprocIII1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4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0_kexprocIII1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4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0_kexprocIII19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5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0_changeDuplicatesC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5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1_mxKeyAlg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5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1_kexproc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5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1_kexproc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5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1_kexproc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5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1_kexproc9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5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1_kexproc1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5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1_kexprocIII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5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1_kexprocIII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5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1_kexprocIII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6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1_kexprocIII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6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1_kexprocIII1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6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1_kexprocIII1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6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1_kexprocIII1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6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1_kexprocIII1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6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2_mxKeySwapBitsF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6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2_mxKeyAlg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6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2_mxKeyRotEnc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6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2_kexproc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6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2_kexproc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7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2_kexproc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7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2_kexproc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7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2_kexproc1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7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2_kexproc1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7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2_kexproc1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7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2_kexproc1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7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2_kexprocIII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7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2_kexprocIII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7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2_kexprocIII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7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2_kexprocIII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8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2_kexprocIII1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8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2_kexprocIII1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8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2_kexprocIII1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8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2_kexprocIII1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8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2_kexprocIII1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8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2_kexprocIII1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8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2_changeDuplicatesC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8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3_mxKeySwapBitsF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8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3_kexproc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8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3_kexproc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9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3_kexproc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9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3_kexproc1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9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3_kexproc1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9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3_kexprocIII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9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3_kexprocIII9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9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3_kexprocIII1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9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3_kexprocIII1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9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3_kexprocIII1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9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3_kexprocIII1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49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3_kexprocIII1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0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3_kexprocIII1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0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4_mxKeySwapBitsF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0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4_mxKeyAlg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0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4_mxKeyAlg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0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4_kexproc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0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4_kexproc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0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4_kexproc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0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4_kexproc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0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4_kexproc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0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4_kexproc9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1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4_kexproc1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1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4_kexproc1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1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4_kexproc1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1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4_kexprocIII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1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4_kexprocIII9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1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4_kexprocIII1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1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4_kexprocIII1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1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4_kexprocIII19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1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4_changeDuplicatesC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1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5_changeDuplicates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2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5_mxKeySwapBitsF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2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5_mxKeyAlg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2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5_kexproc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2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5_kexproc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2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5_kexproc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2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5_kexproc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2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5_kexproc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2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5_kexproc1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2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5_kexprocIII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2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5_kexprocIII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3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5_kexprocIII9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3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5_kexprocIII1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3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5_kexprocIII1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3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5_kexprocIII1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3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5_kexprocIII1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3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5_kexprocIII1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3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5_kexprocIII1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3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5_kexprocIII19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3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6_mxKeyAlg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3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6_mxKeyRotEnc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4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6_kexproc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4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6_kexproc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4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6_kexproc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4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6_kexproc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4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6_kexproc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4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6_kexproc9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4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6_kexproc1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4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6_kexproc1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4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6_kexproc1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4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6_kexproc1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5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6_kexprocIII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5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6_kexprocIII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5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6_kexprocIII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5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6_kexprocIII1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5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6_kexprocIII1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5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6_kexprocIII1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5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6_kexprocIII1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5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6_kexprocIII1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5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6_kexprocIII1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5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6_kexprocIII1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6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6_kexprocIII1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6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7_mxKeySwapBitsF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6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7_mxKeyAlg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6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7_mxKeyAlg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6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7_kexproc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6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7_kexproc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6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7_kexproc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6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7_kexproc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6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7_kexproc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6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7_kexproc9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7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7_kexproc1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7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7_kexproc1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7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7_kexproc1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7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7_kexprocIII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7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7_kexprocIII9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7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7_kexprocIII1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7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7_kexprocIII1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7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7_kexprocIII19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7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7_changeDuplicatesC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7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8_changeDuplicates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8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8_mxKeyAlg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8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8_mxKeyRotEnc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8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8_kexproc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8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8_kexproc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8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8_kexproc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8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8_kexproc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8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8_kexproc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8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8_kexproc1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8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8_kexprocIII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8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8_kexprocIII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9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8_kexprocIII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9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8_kexprocIII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9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8_kexprocIII1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9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8_kexprocIII1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9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8_kexprocIII1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9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8_kexprocIII1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9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9_changeDuplicates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9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9_mxKeyAlg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9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9_kexproc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59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9_kexproc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60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9_kexproc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60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9_kexproc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60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9_kexproc1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60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9_kexproc1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60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9_kexproc1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60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9_kexproc1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60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9_kexprocIII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60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9_kexprocIII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60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9_kexprocIII1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60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9_kexprocIII1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61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9_kexprocIII1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61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9_kexprocIII1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61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9_kexprocIII1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61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9_kexprocIII1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614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0_changeDuplicates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615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0_mxKeySwapBitsF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616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0_kexproc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617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0_kexproc9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618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0_kexprocIII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619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0_kexprocIII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620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0_kexprocIII8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621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0_kexprocIII1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622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0_kexprocIII1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IF([.B$1:.C$1600];[.B623];[.C$1:.C$16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C2_mxKeyAlg1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24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C2_mxKeyRotEnc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25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C2_kexproc1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26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C2_kexproc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27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C2_kexproc6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28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C2_kexproc7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29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C2_kexproc9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30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C2_kexproc10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31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C2_kexproc14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32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C2_kexprocIII4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33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C2_kexprocIII6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34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C2_kexprocIII7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35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C2_kexprocIII8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36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C2_kexprocIII10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37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C2_kexprocIII12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38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C2_kexprocIII1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39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C2_kexprocIII15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40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C2_kexprocIII16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41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C2_kexprocIII20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42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_changeDuplicates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43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_mxKeyAlg2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44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_mxKeyAlg1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45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_kexproc1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46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_kexproc4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47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_kexproc6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48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_kexproc9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49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_kexproc11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50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_kexproc1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51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_kexproc14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52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_kexprocIII2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53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_kexprocIII4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54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_kexprocIII5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55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_kexprocIII7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56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_kexprocIII8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57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_kexprocIII10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58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_kexprocIII12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59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_kexprocIII18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60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_kexprocIII20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61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SwapBitsF_kexproc1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62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SwapBitsF_kexproc4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63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SwapBitsF_kexproc6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64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SwapBitsF_kexproc7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65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SwapBitsF_kexproc11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66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SwapBitsF_kexproc12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67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SwapBitsF_kexprocIII1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68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SwapBitsF_kexprocIII7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69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SwapBitsF_kexprocIII10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70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SwapBitsF_kexprocIII1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71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SwapBitsF_kexprocIII15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72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2_changeDuplicates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73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2_mxKeyAlg2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74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2_mxKeyAlg1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75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2_kexproc9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76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2_kexproc11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77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2_kexproc1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78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2_kexproc14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79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2_kexprocIII2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80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2_kexprocIII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81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2_kexprocIII4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82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2_kexprocIII5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83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2_kexprocIII6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84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2_kexprocIII9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85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2_kexprocIII1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86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2_kexprocIII20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87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1_mxKeySwapBitsF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88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1_kexproc1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89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1_kexproc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90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1_kexproc4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91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1_kexproc5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92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1_kexproc10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93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1_kexproc1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94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1_kexprocIII1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95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1_kexprocIII2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96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1_kexprocIII6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97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1_kexprocIII8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98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1_kexprocIII11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699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1_kexprocIII12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700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1_kexprocIII14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701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1_kexprocIII16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702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1_kexprocIII17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703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1_kexprocIII18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704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1_changeDuplicatesC2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705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RotEnc_mxKeySwapBitsF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706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RotEnc_mxKeyAlg2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707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RotEnc_mxKeyRotEnc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708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RotEnc_kexproc1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709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RotEnc_kexproc2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710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RotEnc_kexproc4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711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RotEnc_kexproc5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712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RotEnc_kexproc7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713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RotEnc_kexproc10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714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RotEnc_kexproc1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715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RotEnc_kexprocIII2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716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RotEnc_kexprocIII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717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RotEnc_kexprocIII4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718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RotEnc_kexprocIII6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719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RotEnc_kexprocIII7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720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RotEnc_kexprocIII8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721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RotEnc_kexprocIII10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722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RotEnc_kexprocIII11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IF([.B$1:.C$1600];[.B723];[.C$1:.C$1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RotEnc_kexprocIII1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RotEnc_kexprocIII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RotEnc_kexprocIII1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RotEnc_kexprocIII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RotEnc_kexprocIII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RotEnc_kexprocIII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RotEnc_kexprocIII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RotEnc_kexprocIII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_mxKeyRotEnc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_kexproc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_kexproc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_kexproc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_kexproc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_kexproc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_kexproc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_kexproc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_kexproc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_kexprocIII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_kexprocIII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_kexprocIII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_kexprocIII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_kexprocIII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_kexprocIII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_kexprocIII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_kexprocIII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_kexprocIII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_kexprocIII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_kexprocIII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_changeDuplicatesC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2_mxKeyAlg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2_mxKeyAlg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2_kexproc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2_kexproc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2_kexproc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2_kexproc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2_kexproc1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2_kexproc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2_kexprocIII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2_kexprocIII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2_kexprocIII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2_kexprocIII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2_changeDuplicatesC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3_changeDuplicat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3_mxKeySwapBitsF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3_kexproc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3_kexproc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3_kexproc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3_kexproc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3_kexproc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3_kexproc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3_kexproc1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3_kexprocIII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3_kexprocIII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3_kexprocIII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3_kexprocIII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3_kexprocIII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3_kexprocIII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3_kexprocIII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4_changeDuplicat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4_mxKeySwapBitsF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4_mxKeyAlg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4_mxKeyRotEnc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4_kexproc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4_kexproc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4_kexproc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4_kexproc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4_kexproc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4_kexproc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4_kexproc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4_kexproc1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4_kexprocIII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4_kexprocIII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4_kexprocIII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4_kexprocIII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4_kexprocIII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4_kexprocIII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4_kexprocIII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4_kexprocIII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4_kexprocIII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4_kexprocIII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4_kexprocIII1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4_kexprocIII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4_kexprocIII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4_changeDuplicatesC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5_mxKeyAlg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5_kexproc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5_kexproc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5_kexproc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5_kexproc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5_kexproc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5_kexproc1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5_kexproc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5_kexprocIII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5_kexprocIII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5_kexprocIII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5_kexprocIII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5_kexprocIII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5_kexprocIII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5_kexprocIII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5_kexprocIII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5_kexprocIII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6_changeDuplicat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6_mxKeyAlg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6_mxKeyAlg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6_kexproc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6_kexproc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6_kexproc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6_kexproc1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6_kexproc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6_kexprocIII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6_kexprocIII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6_kexprocIII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6_kexprocIII1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6_kexprocIII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6_kexprocIII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6_changeDuplicatesC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7_changeDuplicat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7_mxKeyRotEnc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7_kexproc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7_kexproc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7_kexproc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7_kexproc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7_kexproc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7_kexproc1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7_kexprocIII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7_kexprocIII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7_kexprocIII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7_kexprocIII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7_kexprocIII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7_kexprocIII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7_kexprocIII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7_kexprocIII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7_kexprocIII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7_kexprocIII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7_kexprocIII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7_kexprocIII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8_changeDuplicat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8_kexproc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8_kexproc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8_kexproc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8_kexproc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8_kexprocIII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8_kexprocIII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8_kexprocIII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8_kexprocIII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8_kexprocIII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8_kexprocIII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8_kexprocIII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8_kexprocIII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8_kexprocIII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8_kexprocIII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8_kexprocIII1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8_kexprocIII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8_kexprocIII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8_kexprocIII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8_kexprocIII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8_kexprocIII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9_changeDuplicat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9_mxKeyAlg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9_mxKeyRotEnc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9_kexproc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9_kexproc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9_kexproc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9_kexproc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9_kexproc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9_kexproc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9_kexproc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9_kexprocIII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9_kexprocIII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9_kexprocIII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9_kexprocIII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9_kexprocIII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9_kexprocIII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9_kexprocIII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9_kexprocIII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9_kexprocIII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9_kexprocIII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9_kexprocIII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9_kexprocIII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9_changeDuplicatesC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0_changeDuplicat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0_mxKeyAlg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0_mxKeyAlg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0_mxKeyRotEnc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0_kexproc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0_kexproc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0_kexproc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0_kexproc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0_kexproc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0_kexproc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0_kexproc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0_kexproc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0_kexproc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0_kexproc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0_kexproc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0_kexprocIII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0_kexprocIII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0_kexprocIII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0_kexprocIII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0_kexprocIII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0_kexprocIII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0_kexprocIII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0_kexprocIII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0_kexprocIII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1_changeDuplicat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1_mxKeyAlg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1_mxKeyAlg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1_kexproc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1_kexproc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1_kexproc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1_kexproc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1_kexproc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1_kexproc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1_kexproc1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1_kexproc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1_kexprocIII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1_kexprocIII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1_kexprocIII1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1_kexprocIII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1_kexprocIII1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1_kexprocIII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1_kexprocIII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1_kexprocIII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1_changeDuplicatesC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2_changeDuplicat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2_mxKeyAlg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2_mxKeyAlg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2_mxKeyRotEnc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2_kexproc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2_kexproc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2_kexproc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2_kexproc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2_kexproc1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2_kexproc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2_kexprocIII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2_kexprocIII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2_kexprocIII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2_kexprocIII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2_kexprocIII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2_kexprocIII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2_kexprocIII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2_kexprocIII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2_kexprocIII1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2_kexprocIII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2_kexprocIII1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2_kexprocIII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2_kexprocIII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2_changeDuplicatesC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3_changeDuplicat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3_mxKeySwapBitsF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3_kexproc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3_kexproc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3_kexproc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3_kexproc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3_kexproc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3_kexproc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3_kexproc1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3_kexprocIII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3_kexprocIII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3_kexprocIII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3_kexprocIII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3_kexprocIII1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3_kexprocIII1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3_kexprocIII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3_kexprocIII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3_kexprocIII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3_changeDuplicatesC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4_changeDuplicat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4_mxKeySwapBitsF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4_mxKeyAlg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4_mxKeyAlg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4_mxKeyRotEnc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4_kexproc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4_kexproc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4_kexproc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4_kexproc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4_kexproc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4_kexproc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4_kexprocIII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4_kexprocIII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4_kexprocIII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4_kexprocIII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4_kexprocIII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4_kexprocIII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4_kexprocIII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4_kexprocIII1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_mxKeySwapBitsF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_mxKeyAlg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_kexproc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_kexproc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_kexproc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_kexproc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_kexproc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_kexproc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_kexproc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_kexprocIII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_kexprocIII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_kexprocIII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_kexprocIII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_kexprocIII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_kexprocIII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_kexprocIII1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_kexprocIII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_kexprocIII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_mxKeyRotEnc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_kexproc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_kexproc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_kexproc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_kexproc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_kexproc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_kexproc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_kexprocIII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_kexprocIII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_kexprocIII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_kexprocIII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_kexprocIII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_kexprocIII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_kexprocIII1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_kexprocIII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_kexprocIII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_kexprocIII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_kexprocIII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3_mxKeyAlg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3_mxKeyRotEnc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3_kexproc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3_kexproc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3_kexproc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3_kexproc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3_kexproc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3_kexproc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3_kexproc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3_kexproc1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3_kexprocIII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3_kexprocIII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3_kexprocIII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3_kexprocIII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3_kexprocIII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3_kexprocIII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3_kexprocIII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3_kexprocIII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3_kexprocIII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3_kexprocIII1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3_kexprocIII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3_kexprocIII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3_changeDuplicatesC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4_changeDuplicat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4_mxKeyAlg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4_mxKeyRotEnc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4_kexproc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4_kexproc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4_kexproc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4_kexproc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4_kexproc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4_kexproc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4_kexproc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4_kexproc1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4_kexproc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4_kexprocIII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4_kexprocIII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4_kexprocIII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4_kexprocIII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4_kexprocIII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4_kexprocIII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4_kexprocIII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4_kexprocIII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4_kexprocIII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5_mxKeySwapBitsF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5_mxKeyAlg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5_mxKeyAlg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5_mxKeyRotEnc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5_kexproc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5_kexproc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5_kexproc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5_kexproc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5_kexproc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5_kexproc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5_kexproc1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5_kexprocIII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5_kexprocIII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5_kexprocIII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5_kexprocIII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5_kexprocIII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5_kexprocIII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5_kexprocIII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5_kexprocIII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5_kexprocIII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5_kexprocIII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5_changeDuplicatesC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6_changeDuplicat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6_mxKeyAlg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6_kexproc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6_kexproc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6_kexproc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6_kexproc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6_kexproc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6_kexproc1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6_kexprocIII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6_kexprocIII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6_kexprocIII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6_kexprocIII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6_kexprocIII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6_kexprocIII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6_kexprocIII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6_kexprocIII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6_kexprocIII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6_kexprocIII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6_changeDuplicatesC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7_changeDuplicat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7_mxKeyAlg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7_kexproc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7_kexproc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7_kexproc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7_kexproc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7_kexproc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7_kexproc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7_kexproc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7_kexproc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7_kexproc1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7_kexprocIII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7_kexprocIII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7_kexprocIII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7_kexprocIII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7_kexprocIII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7_kexprocIII1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7_kexprocIII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7_kexprocIII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7_kexprocIII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7_changeDuplicatesC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8_changeDuplicat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8_mxKeySwapBitsF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8_mxKeyRotEnc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8_kexproc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8_kexproc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8_kexproc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8_kexproc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8_kexproc1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8_kexprocIII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8_kexprocIII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8_kexprocIII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8_kexprocIII1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8_kexprocIII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8_kexprocIII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9_mxKeySwapBitsF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9_mxKeyAlg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9_mxKeyAlg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9_mxKeyRotEnc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9_kexproc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9_kexproc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9_kexproc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9_kexproc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9_kexproc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9_kexproc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9_kexproc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9_kexprocIII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9_kexprocIII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9_kexprocIII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9_kexprocIII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9_kexprocIII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9_kexprocIII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9_kexprocIII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9_kexprocIII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9_kexprocIII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9_changeDuplicatesC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0_changeDuplicat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0_mxKeySwapBitsF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0_mxKeyAlg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0_mxKeyRotEnc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0_kexproc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0_kexproc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0_kexproc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0_kexproc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0_kexproc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0_kexproc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0_kexproc1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0_kexprocIII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0_kexprocIII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0_kexprocIII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0_kexprocIII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0_kexprocIII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0_kexprocIII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0_kexprocIII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0_kexprocIII1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0_kexprocIII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1_changeDuplicat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1_mxKeyAlg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1_mxKeyRotEnc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1_kexproc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1_kexproc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1_kexproc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1_kexproc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1_kexproc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1_kexproc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1_kexproc1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1_kexprocIII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1_kexprocIII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1_kexprocIII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1_kexprocIII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1_kexprocIII1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1_kexprocIII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1_kexprocIII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1_kexprocIII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1_changeDuplicatesC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2_changeDuplicat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2_mxKeyAlg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2_kexproc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2_kexproc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2_kexproc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2_kexproc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2_kexprocIII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2_kexprocIII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2_kexprocIII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2_kexprocIII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2_kexprocIII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2_kexprocIII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2_kexprocIII1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3_mxKeyAlg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3_mxKeyAlg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3_mxKeyRotEnc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3_kexproc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3_kexproc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3_kexproc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3_kexproc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3_kexproc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3_kexproc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3_kexproc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3_kexprocIII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3_kexprocIII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3_kexprocIII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3_kexprocIII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3_kexprocIII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3_kexprocIII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3_kexprocIII1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3_kexprocIII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3_changeDuplicatesC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4_changeDuplicat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4_mxKeyRotEnc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4_kexproc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4_kexproc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4_kexprocIII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4_kexprocIII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4_kexprocIII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4_kexprocIII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4_kexprocIII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4_kexprocIII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4_kexprocIII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4_kexprocIII1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4_kexprocIII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4_kexprocIII1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4_kexprocIII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4_kexprocIII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5_mxKeyAlg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5_kexproc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5_kexproc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5_kexproc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5_kexproc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5_kexproc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5_kexproc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5_kexprocIII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5_kexprocIII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5_kexprocIII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5_kexprocIII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5_changeDuplicatesC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6_changeDuplicat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6_mxKeySwapBitsF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6_mxKeyAlg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6_kexproc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6_kexproc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6_kexproc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6_kexprocIII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6_kexprocIII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6_kexprocIII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6_kexprocIII1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6_kexprocIII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6_kexprocIII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6_changeDuplicatesC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7_changeDuplicat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7_mxKeyRotEnc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7_kexproc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7_kexproc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7_kexprocIII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7_kexprocIII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7_kexprocIII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7_kexprocIII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7_kexprocIII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7_kexprocIII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7_kexprocIII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7_kexprocIII1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7_kexprocIII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7_kexprocIII1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7_kexprocIII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7_kexprocIII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8_mxKeySwapBitsF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8_mxKeyAlg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8_kexproc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8_kexproc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8_kexproc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8_kexproc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8_kexproc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8_kexproc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8_kexprocIII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8_kexprocIII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8_kexprocIII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8_kexprocIII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8_kexprocIII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8_kexprocIII1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8_kexprocIII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8_kexprocIII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8_kexprocIII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8_kexprocIII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8_changeDuplicatesC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9_mxKeySwapBitsF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9_mxKeyAlg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9_mxKeyRotEnc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9_kexproc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9_kexproc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9_kexproc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9_kexproc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9_kexprocIII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9_kexprocIII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9_kexprocIII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9_kexprocIII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9_kexprocIII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9_kexprocIII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9_kexprocIII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9_kexprocIII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9_kexprocIII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9_kexprocIII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9_kexprocIII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9_kexprocIII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9_changeDuplicatesC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0_mxKeyAlg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0_mxKeyAlg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0_kexproc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0_kexproc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0_kexproc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0_kexproc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0_kexproc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0_kexproc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0_kexproc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0_kexproc1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0_kexproc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0_kexprocIII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0_kexprocIII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0_kexprocIII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0_kexprocIII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0_kexprocIII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0_kexprocIII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0_kexprocIII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0_kexprocIII1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0_kexprocIII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0_kexprocIII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0_kexprocIII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C2_changeDuplicate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C2_kexproc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C2_kexprocIII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C2_kexprocIII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C2_kexprocIII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_mxKeyRotEnc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_kexproc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_kexproc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_kexprocIII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_kexprocIII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_kexprocIII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_changeDuplicatesC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SwapBitsF_changeDuplicate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SwapBitsF_mxKeySwapBitsF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SwapBitsF_mxKeyAlg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SwapBitsF_mxKeyRotEnc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SwapBitsF_kexproc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SwapBitsF_kexprocIII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SwapBitsF_kexprocIII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SwapBitsF_kexprocIII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SwapBitsF_kexprocIII2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2_kexproc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2_kexproc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2_kexproc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2_kexprocIII1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1_kexproc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1_kexprocIII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1_kexprocIII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1_kexprocIII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1_kexprocIII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RotEnc_kexprocIII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_kexprocIII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_kexprocIII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_kexprocIII1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2_kexproc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2_kexproc1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2_kexprocIII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3_mxKeyAlg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3_mxKeyAlg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3_mxKeyRotEnc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3_kexproc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3_kexprocIII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3_kexprocIII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4_kexproc1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4_kexprocIII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4_kexprocIII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4_kexprocIII2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5_kexproc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5_kexprocIII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5_kexprocIII1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5_kexprocIII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6_kexproc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6_kexprocIII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6_kexprocIII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6_kexprocIII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7_mxKeyAlg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7_kexprocIII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7_kexprocIII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7_kexprocIII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7_kexprocIII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8_mxKeySwapBitsF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8_kexproc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8_kexproc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8_kexproc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8_kexprocIII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9_kexproc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9_kexproc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9_kexprocIII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1_kexproc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1_kexproc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1_kexproc1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1_kexprocIII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2_kexproc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2_kexproc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2_kexproc1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2_kexprocIII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2_kexprocIII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3_kexproc1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3_kexproc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3_kexprocIII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3_kexprocIII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3_kexprocIII2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4_kexproc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4_kexproc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4_kexproc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4_kexprocIII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4_kexprocIII1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_mxKeyRotEnc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_kexproc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_kexprocIII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_changeDuplicate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_kexprocIII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_kexprocIII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_kexprocIII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_kexprocIII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3_changeDuplicate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3_mxKeyAlg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3_kexprocIII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3_kexprocIII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3_kexprocIII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4_kexproc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4_kexprocIII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4_kexprocIII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4_kexprocIII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4_kexprocIII2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5_kexproc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5_kexproc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5_kexprocIII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5_kexprocIII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5_kexprocIII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5_kexprocIII2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6_mxKeySwapBitsF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6_kexproc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6_kexproc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6_kexproc1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6_kexprocIII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6_kexprocIII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7_kexproc1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7_kexprocIII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7_kexprocIII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7_kexprocIII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7_kexprocIII2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8_kexproc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8_kexproc1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8_kexproc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8_kexprocIII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8_kexprocIII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8_kexprocIII1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8_kexprocIII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8_kexprocIII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8_kexprocIII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9_kexproc1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9_kexproc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9_kexprocIII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9_kexprocIII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9_kexprocIII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0_mxKeyAlg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0_kexproc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0_kexproc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0_kexproc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0_kexprocIII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0_kexprocIII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0_kexprocIII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1_mxKeySwapBitsF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1_kexproc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1_kexproc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1_kexprocIII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1_kexprocIII1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1_kexprocIII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1_kexprocIII2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2_kexproc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2_kexprocIII1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2_kexprocIII2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3_changeDuplicate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3_kexproc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3_kexproc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3_kexprocIII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3_kexprocIII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3_kexprocIII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4_kexproc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4_kexproc1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4_kexprocIII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4_kexprocIII1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4_kexprocIII2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5_mxKeyRotEnc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5_kexproc1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5_kexprocIII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5_kexprocIII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5_kexprocIII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5_kexprocIII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6_kexproc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6_kexprocIII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6_kexprocIII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6_kexprocIII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7_kexproc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7_kexproc1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7_kexprocIII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7_kexprocIII1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7_kexprocIII2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8_kexproc1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8_kexprocIII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8_kexprocIII1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9_kexproc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9_kexproc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0_mxKeyRotEnc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0_kexproc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0_kexproc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0_kexprocIII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0_kexprocIII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0_kexprocIII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0_kexprocIII2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C2_kexprocIII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changeDuplicatesC2_kexprocIII1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SwapBitsF_mxKeyAlg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2_kexprocIII1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Alg1_kexprocIII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RotEnc_changeDuplicat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RotEnc_mxKeyAlg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mxKeyRotEnc_kexprocIII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_kexprocIII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3_kexprocIII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4_kexprocIII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4_kexproc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4_kexprocIII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14_kexprocIII1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_kexproc1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4_kexproc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4_kexprocIII1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6_kexprocIII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6_kexprocIII1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7_kexproc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8_kexproc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9_kexprocIII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9_kexprocIII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2_kexproc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2_kexprocIII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3_kexprocIII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4_kexproc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5_kexproc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5_kexprocIII1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5_kexprocIII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7_kexproc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18_kexproc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III20_kexproc1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0rd</text:p>
          </table:table-cell>
          <table:table-cell office:value-type="string" calcext:value-type="string">
            <text:p>_kexproc7_mxKeyAlg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keyexp_test-2'.A1:'keyexp_test-2'.C160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18T14:29:18.484285358</dc:date>
    <meta:editing-duration>PT20S</meta:editing-duration>
    <meta:editing-cycles>1</meta:editing-cycles>
    <meta:document-statistic meta:table-count="1" meta:cell-count="5523" meta:object-count="0"/>
    <meta:generator>LibreOffice/6.3.4.2.0$Linux_X86_64 LibreOffice_project/30$Build-2</meta:generator>
  </office:meta>
</office:document-meta>
</file>